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elawadee" svg:font-family="Leelawadee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245cm" table:align="left"/>
    </style:style>
    <style:style style:name="Tabla1.A" style:family="table-column">
      <style:table-column-properties style:column-width="8.123cm"/>
    </style:style>
    <style:style style:name="P1" style:family="paragraph" style:parent-style-name="Text_20_body">
      <style:paragraph-properties style:line-height-at-least="0cm" fo:text-align="start" style:justify-single-word="false" fo:background-color="transparent" style:shadow="none">
        <style:background-image/>
      </style:paragraph-properties>
      <style:text-properties fo:color="#000000" style:text-line-through-style="none" style:font-name="Arial" fo:font-size="8pt" fo:language="es" fo:country="E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Standard">
      <style:paragraph-properties style:line-height-at-least="0cm" fo:text-align="center" style:justify-single-word="false" fo:background-color="transparent" style:shadow="none">
        <style:background-image/>
      </style:paragraph-properties>
      <style:text-properties style:font-name="Arial" fo:font-size="8pt" style:text-underline-style="none" style:font-size-asian="8pt" style:font-size-complex="8pt"/>
    </style:style>
    <style:style style:name="P3" style:family="paragraph" style:parent-style-name="Standard">
      <style:paragraph-properties style:line-height-at-least="0cm" fo:text-align="center" style:justify-single-word="false" fo:background-color="transparent" style:shadow="none">
        <style:background-image/>
      </style:paragraph-properties>
      <style:text-properties style:font-name="Arial" fo:font-size="8pt" style:text-underline-style="none" fo:font-weight="bold" style:font-size-asian="8pt" style:font-weight-asian="bold" style:font-size-complex="8pt" style:font-weight-complex="bold"/>
    </style:style>
    <style:style style:name="P4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style:font-name="Times New Roman" fo:font-size="8pt" fo:language="es" fo:country="ES" style:font-size-asian="8pt" style:font-size-complex="8pt"/>
    </style:style>
    <style:style style:name="P5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style:font-name="Times New Roman" fo:font-size="8pt" style:font-size-asian="8pt" style:font-size-complex="8pt"/>
    </style:style>
    <style:style style:name="P6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style:font-name="Arial" fo:font-size="8pt" style:font-size-asian="8pt" style:font-size-complex="8pt"/>
    </style:style>
    <style:style style:name="P7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background-image/>
      </style:paragraph-properties>
      <style:text-properties style:font-name="Arial" fo:font-size="8pt" fo:language="es" fo:country="ES" style:font-size-asian="8pt" style:font-size-complex="8pt"/>
    </style:style>
    <style:style style:name="P8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88cm"/>
        </style:tab-stops>
        <style:background-image/>
      </style:paragraph-properties>
      <style:text-properties style:font-name="Arial" fo:font-size="8pt" fo:language="es" fo:country="ES" style:font-size-asian="8pt" style:font-size-complex="8pt"/>
    </style:style>
    <style:style style:name="P9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58cm"/>
        </style:tab-stops>
        <style:background-image/>
      </style:paragraph-properties>
      <style:text-properties style:font-name="Arial" fo:font-size="8pt" fo:language="es" fo:country="ES" style:font-size-asian="8pt" style:font-size-complex="8pt"/>
    </style:style>
    <style:style style:name="P10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58cm"/>
        </style:tab-stops>
        <style:background-image/>
      </style:paragraph-properties>
      <style:text-properties style:font-name="Arial" fo:font-size="8pt" fo:language="es" fo:country="ES" fo:font-weight="normal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58cm"/>
        </style:tab-stops>
        <style:background-image/>
      </style:paragraph-properties>
      <style:text-properties style:use-window-font-color="true" style:font-name="Arial" fo:font-size="8pt" fo:language="es" fo:country="ES" fo:font-weight="normal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style:use-window-font-color="true" style:font-name="Arial" fo:font-size="8pt" fo:language="es" fo:country="ES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fo:line-height="0.353cm" fo:text-align="center" style:justify-single-word="false" fo:background-color="transparent" style:shadow="none">
        <style:tab-stops>
          <style:tab-stop style:position="16.958cm"/>
        </style:tab-stops>
        <style:background-image/>
      </style:paragraph-properties>
      <style:text-properties style:font-name="Arial" fo:font-size="8pt" fo:language="es" fo:country="ES" fo:font-weight="bold" style:font-size-asian="8pt" style:font-weight-asian="bold" style:font-name-complex="Arial" style:font-size-complex="8pt"/>
    </style:style>
    <style:style style:name="P14" style:family="paragraph" style:parent-style-name="Standard">
      <style:paragraph-properties fo:margin-top="0cm" fo:margin-bottom="0cm" style:line-height-at-least="0.388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style:use-window-font-color="true" style:text-line-through-style="non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margin-top="0cm" fo:margin-bottom="0cm" style:line-height-at-least="0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style:use-window-font-color="true" style:text-line-through-style="none" style:font-name="Arial" fo:font-size="8pt" fo:language="es" fo:country="E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margin-top="0cm" fo:margin-bottom="0cm" style:line-height-at-least="0.388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fo:color="#000000" style:font-name="Times New Roman" fo:font-size="8pt" fo:language="es" fo:country="ES" style:text-underline-style="none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8pt" fo:language="es" fo:country="ES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ahoma" fo:font-size="8pt" style:font-size-asian="8pt" style:font-size-complex="8pt"/>
    </style:style>
    <style:style style:name="P19" style:family="paragraph" style:parent-style-name="Standard">
      <style:paragraph-properties fo:margin-top="0cm" fo:margin-bottom="0cm" style:line-height-at-least="0.388cm" fo:text-align="justify" style:justify-single-word="false" fo:background-color="transparent" style:shadow="none">
        <style:tab-stops>
          <style:tab-stop style:position="16.933cm"/>
        </style:tab-stops>
        <style:background-image/>
      </style:paragraph-properties>
      <style:text-properties fo:color="#000000" style:font-name="Arial" fo:font-size="8pt" fo:language="es" fo:country="MX" style:text-underline-style="none" fo:font-weight="normal" style:font-size-asian="8pt" style:font-weight-asian="normal" style:font-name-complex="Arial" style:font-size-complex="8pt" style:font-weight-complex="normal"/>
    </style:style>
    <style:style style:name="P20" style:family="paragraph" style:parent-style-name="Standard">
      <style:paragraph-properties fo:margin-top="0cm" fo:margin-bottom="0cm" fo:text-align="center" style:justify-single-word="false" fo:padding="0cm" fo:border="none"/>
      <style:text-properties style:font-name="Arial" fo:font-size="8pt" fo:language="es" fo:country="ES" style:font-size-asian="8pt" style:font-size-complex="8pt"/>
    </style:style>
    <style:style style:name="P21" style:family="paragraph" style:parent-style-name="Standard">
      <style:paragraph-properties fo:margin-top="0cm" fo:margin-bottom="0.499cm" fo:text-align="center" style:justify-single-word="false" fo:padding="0cm" fo:border="none"/>
      <style:text-properties style:font-name="Tahoma" fo:font-size="8pt" fo:language="es" fo:country="ES" style:font-size-asian="8pt" style:font-size-complex="8pt"/>
    </style:style>
    <style:style style:name="P22" style:family="paragraph" style:parent-style-name="Standard">
      <style:paragraph-properties fo:margin-top="0cm" fo:margin-bottom="0.499cm" fo:text-align="center" style:justify-single-word="false" fo:padding="0cm" fo:border="none"/>
      <style:text-properties style:font-name="Arial" fo:font-size="8pt" fo:language="es" fo:country="ES" style:font-size-asian="8pt" style:font-size-complex="8pt"/>
    </style:style>
    <style:style style:name="P23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ahoma" fo:font-size="8pt" style:font-size-asian="8pt" style:font-size-complex="8pt"/>
    </style:style>
    <style:style style:name="P24" style:family="paragraph" style:parent-style-name="Table_20_Contents">
      <style:paragraph-properties fo:margin-top="0cm" fo:margin-bottom="0cm" fo:text-align="center" style:justify-single-word="false" fo:padding="0cm" fo:border="none"/>
      <style:text-properties style:font-name="Arial" fo:font-size="8pt" fo:language="es" fo:country="ES" style:font-size-asian="8pt" style:font-size-complex="8pt"/>
    </style:style>
    <style:style style:name="P25" style:family="paragraph" style:parent-style-name="Table_20_Contents">
      <style:paragraph-properties fo:margin-top="0cm" fo:margin-bottom="0cm" fo:text-align="center" style:justify-single-word="false" fo:padding="0cm" fo:border="none"/>
      <style:text-properties style:font-name="Arial" fo:font-size="7pt" fo:language="es" fo:country="ES" style:font-size-asian="7pt" style:font-size-complex="7pt"/>
    </style:style>
    <style:style style:name="P26" style:family="paragraph" style:parent-style-name="Table_20_Contents">
      <style:paragraph-properties fo:margin-top="0cm" fo:margin-bottom="0cm" fo:text-align="center" style:justify-single-word="false" fo:padding="0cm" fo:border="none"/>
      <style:text-properties style:use-window-font-color="true" style:text-line-through-style="none" style:font-name="Arial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Heading_20_1" style:master-page-name="Standard">
      <style:paragraph-properties style:line-height-at-least="0cm" fo:text-align="start" style:justify-single-word="false" style:page-number="auto" fo:background-color="transparent" style:shadow="none">
        <style:background-image/>
      </style:paragraph-properties>
      <style:text-properties fo:color="#000000" style:text-line-through-style="none" style:font-name="Arial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Horizontal_20_Line">
      <style:text-properties fo:color="#000000" style:text-line-through-style="none" style:font-name="Arial" fo:font-size="8pt" fo:language="es" fo:country="E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P29" style:family="paragraph" style:parent-style-name="Text_20_body">
      <style:paragraph-properties fo:margin-top="0cm" fo:margin-bottom="0cm" fo:line-height="130%" fo:text-align="center" style:justify-single-word="false" fo:padding="0cm" fo:border="none"/>
      <style:text-properties style:use-window-font-color="true" style:text-line-through-style="none" style:font-name="Arial" fo:font-size="8pt" fo:language="es" fo:country="E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style:use-window-font-color="true" style:text-line-through-style="none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2" style:family="text">
      <style:text-properties style:use-window-font-color="true" style:text-line-through-style="non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style:use-window-font-color="true" style:font-name="Arial" fo:font-weight="normal" style:font-weight-asian="normal" style:font-weight-complex="normal"/>
    </style:style>
    <style:style style:name="T4" style:family="text">
      <style:text-properties fo:color="#000000" fo:language="es" fo:country="ES" style:text-underline-style="none" fo:font-weight="normal" style:font-weight-asian="normal" style:font-weight-complex="normal"/>
    </style:style>
    <style:style style:name="T5" style:family="text">
      <style:text-properties fo:color="#000000" fo:language="es" fo:country="ES" style:text-underline-style="none" fo:font-weight="bold" style:font-weight-asian="bold" style:font-weight-complex="bold"/>
    </style:style>
    <style:style style:name="T6" style:family="text">
      <style:text-properties fo:color="#000000" style:font-name="Arial" fo:language="es" fo:country="MX" style:text-underline-style="solid" style:text-underline-width="auto" style:text-underline-color="font-color" fo:font-weight="bold" style:font-weight-asian="bold" style:font-name-complex="Arial" style:font-weight-complex="normal"/>
    </style:style>
    <style:style style:name="T7" style:family="text">
      <style:text-properties fo:color="#000000" style:font-name="Arial" fo:language="es" fo:country="MX" style:text-underline-style="none" fo:font-weight="normal" style:font-weight-asian="normal" style:font-name-complex="Arial" style:font-weight-complex="normal"/>
    </style:style>
    <style:style style:name="T8" style:family="text">
      <style:text-properties fo:color="#000000" style:font-name="Arial" fo:language="es" fo:country="ES" style:text-underline-style="none" fo:font-weight="normal" style:font-weight-asian="normal" style:font-weight-complex="normal"/>
    </style:style>
    <style:style style:name="T9" style:family="text">
      <style:text-properties fo:color="#000000" style:font-name="Arial" fo:language="es" fo:country="ES" style:text-underline-style="none" fo:font-weight="normal" style:font-weight-asian="normal" style:font-name-complex="Arial" style:font-weight-complex="normal"/>
    </style:style>
    <style:style style:name="T10" style:family="text">
      <style:text-properties fo:color="#000000" style:font-name="Arial" fo:language="es" fo:country="ES" style:text-underline-style="none" fo:font-weight="bold" style:font-weight-asian="bold" style:font-name-complex="Arial" style:font-weight-complex="bold"/>
    </style:style>
    <style:style style:name="T11" style:family="text">
      <style:text-properties fo:color="#000000" style:font-name="Arial" fo:language="es" fo:country="ES" fo:font-weight="bold" style:font-weight-asian="bold" style:font-weight-complex="bold"/>
    </style:style>
    <style:style style:name="T12" style:family="text">
      <style:text-properties fo:color="#000000" style:font-name="Arial" style:font-name-complex="Arial"/>
    </style:style>
    <style:style style:name="T13" style:family="text">
      <style:text-properties fo:color="#000000" fo:language="es" fo:country="MX" style:text-underline-style="none" fo:font-weight="bold" style:font-weight-asian="bold" style:font-name-complex="Arial" style:font-weight-complex="normal"/>
    </style:style>
    <style:style style:name="T14" style:family="text">
      <style:text-properties fo:language="es" fo:country="ES" fo:font-weight="bold"/>
    </style:style>
    <style:style style:name="T15" style:family="text">
      <style:text-properties fo:language="es" fo:country="ES" fo:font-weight="bold" style:font-weight-asian="bold" style:font-weight-complex="bold"/>
    </style:style>
    <style:style style:name="T16" style:family="text">
      <style:text-properties style:font-name="Arial" fo:language="es" fo:country="MX" style:font-name-complex="Arial"/>
    </style:style>
    <style:style style:name="T17" style:family="text">
      <style:text-properties style:font-name="Arial" fo:language="es" fo:country="MX" fo:background-color="transparent" style:font-name-complex="Arial"/>
    </style:style>
    <style:style style:name="T18" style:family="text">
      <style:text-properties style:font-name="Arial" fo:language="es" fo:country="MX" fo:font-weight="bold" fo:background-color="transparent" style:font-weight-asian="bold" style:font-name-complex="Arial"/>
    </style:style>
    <style:style style:name="T19" style:family="text">
      <style:text-properties style:font-name="Arial" fo:language="es" fo:country="MX" fo:font-weight="bold" style:font-weight-asian="bold" style:font-name-complex="Arial" style:font-weight-complex="bold"/>
    </style:style>
    <style:style style:name="T20" style:family="text">
      <style:text-properties style:font-name="Arial" style:font-name-complex="Ari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name-complex="Ari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style:font-name="Courier New1" fo:font-size="13pt" fo:font-weight="normal" style:font-size-asian="13pt" style:font-weight-asian="normal" style:font-size-complex="13pt" style:font-weight-complex="normal"/>
    </style:style>
    <style:style style:name="T26" style:family="text">
      <style:text-properties style:font-name="Courier New1" fo:font-weight="normal" style:font-weight-asian="normal" style:font-weight-complex="normal"/>
    </style:style>
    <style:style style:name="T27" style:family="text">
      <style:text-properties style:font-name="Arial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text:span text:style-name="T21">INSTRUMENTO Nº :</text:span> [onshow.num_escritura] <text:s text:c="53"/><text:span text:style-name="T21"><text:s/>KARDEX Nº : </text:span><text:s/>[onshow.num_kardex]</text:h>
      <text:p text:style-name="P1">REGISTRO Nº<text:span text:style-name="T27">[onshow.num_escritura]</text:span></text:p>
      <text:p text:style-name="P28"/>
      <text:p text:style-name="P2"><text:s/><text:span text:style-name="T14">A</text:span><text:span text:style-name="T15">CTA DE TRANSFERENCIA DE VEHICULO AUTOMOTOR</text:span></text:p>
      <text:p text:style-name="P3">QUE OTORGA:</text:p>
      <text:p text:style-name="P3">[h;block=begin;comm=text:p]<text:tab/></text:p>
      <text:p text:style-name="P3">[h.nom_transferente]</text:p>
      <text:p text:style-name="P3">[h;block=end;comm=text:p]</text:p>
      <text:p text:style-name="P3">[onshow.eval_mostrar_persona_tran] <text:line-break/>A FAVOR DE:</text:p>
      <text:p text:style-name="P3">[i;block=begin;comm=text:p]</text:p>
      <text:p text:style-name="P3">[i.nom_adquiriente]</text:p>
      <text:p text:style-name="P3">[i;block=end;comm=text:p]</text:p>
      <text:p text:style-name="P17">[onshow.eval_mostrar_persona_adq] </text:p>
      <text:p text:style-name="P17"/>
      <text:p text:style-name="P13">MMMMMMMMMMMMMMMMMMMMMMMMMMMMMMMMMMMMMMMMMMMMMMMMMMMMMMMMMMMMMM</text:p>
      <text:p text:style-name="P9"><text:span text:style-name="T22">EN LA CIUDAD DEL CALLAO,</text:span><text:span text:style-name="T23"> A LOS <text:s/>[onshow.fec_letras], ANTE MI, <text:s/>[onshow.nom_notario], </text:span><text:span text:style-name="T22">NOTARIO DEL CALLAO; REGISTRADO BAJO EL NÚMERO VEINTISEIS DEL COLEGIO DE NOTARIOS DEL DISTRITO NOTARIAL DEL CALLAO;</text:span></text:p>
      <text:p text:style-name="P10">COMPARECEN, DE UNA PARTE <text:s/></text:p>
      <text:p text:style-name="P11">[a;block=begin;comm=text:p]</text:p>
      <text:p text:style-name="P11">[a.nom_contratante] </text:p>
      <text:p text:style-name="P11">[a;block=end;comm=text:p]</text:p>
      <text:p text:style-name="P11">[d;block=begin;comm=text:p] </text:p>
      <text:p text:style-name="P11">[d.nom_contratante] </text:p>
      <text:p text:style-name="P11">[d;block=end;comm=text:p]</text:p>
      <text:p text:style-name="P11">[e;block=begin;comm=text:p]</text:p>
      <text:p text:style-name="P12">[e.nom_contratante] </text:p>
      <text:p text:style-name="P12">[e;block=end;comm=text:p]</text:p>
      <text:p text:style-name="P4"><text:span text:style-name="T3">[onshow.consultapersona]</text:span><text:span text:style-name="T17">QUIENES CELEBRAN POR ESTE ACTO EL CONTRATO DE </text:span><text:span text:style-name="T18">TRANSFERENCIA</text:span><text:span text:style-name="T17"> DEL VEHÍCULO AUTOMOTOR CON LAS SIGUIENTES CARACTERÍSTICAS:</text:span></text:p>
      <text:p text:style-name="P7">[b;block=begin;comm=text:p]</text:p>
      <text:p text:style-name="P8">[b.contenido_vehicular] </text:p>
      <text:p text:style-name="P7">[b;block=end;comm=text:p]</text:p>
      <text:p text:style-name="P6"><text:span text:style-name="T13">PRECIO DE VENTA: </text:span><text:span text:style-name="T5">[onshow.simbolo_mon]</text:span><text:span text:style-name="T4"> </text:span><text:span text:style-name="T5">[onshow.monto_vehi] (</text:span><text:span text:style-name="T4"> </text:span><text:span text:style-name="T5">[onshow.desmonto_vehi]</text:span><text:span text:style-name="T4"> ).</text:span></text:p>
      <text:p text:style-name="P5"><text:span text:style-name="T6">FORMA DE PAGO DEL PRECIO DE VENTA</text:span><text:span text:style-name="T7">:</text:span><text:span text:style-name="T8"> </text:span><text:span text:style-name="T7">LAS PARTES CONTRATANTES DECLARAN QUE EL PAGO DEL PRECIO DE VENTA SE HA EFECTUADO EN </text:span><text:span text:style-name="T11">[onshow.mediopago_vehi], </text:span><text:span text:style-name="T7">EN APLICACIÓN DE LA LEY Nº 28194, EL MONTO TOTAL DE LA OPERACIÓN Y MONTO <text:s/>TOTAL PAGADO <text:s/>ES LA SUMA DE </text:span><text:span text:style-name="T10">[onshow.simbolo_mon]</text:span><text:span text:style-name="T9"> </text:span><text:span text:style-name="T10">[onshow.monto_vehi] </text:span><text:span text:style-name="T9"><text:s/></text:span><text:span text:style-name="T10">[onshow.desmonto_vehi]</text:span><text:span text:style-name="T9"> <text:s/></text:span><text:span text:style-name="T7">SIN UTILIZAR MEDIO DE PAGO.</text:span></text:p>
      <text:p text:style-name="P16"><text:span text:style-name="T19">CLAUSULAS ESPECIALES:</text:span><text:span text:style-name="T16"> EL COMPRADOR DECLARA RECIBIR EL VEHÍCULO A SU ENTERA SATISFACCION ASUMIENDO LA RESPONSABILIDAD RESPECTO DE SU ESTADO ACTUAL. =============================</text:span></text:p>
      <text:p text:style-name="P19">ASIMISMO, EL VENDEDOR DECLARA QUE SOBRE EL VEHÍCULO NO PESA GRAVAMEN ALGUNO, MULTA, NI MEDIDA JUDICIAL O EXTRAJUDICIAL QUE LIMITE SU LIBRE DISPOSICIÓN, OBLIGANDOSE AL SANEAMIENTO POR EVICCIÓN CONFORME A LEY. LOS COMPARECIENTES LEEN ESTA ACTA Y DECLARAN QUE SE RATIFICAN EN SU CONTENIDO Y LA <text:s/>FIRMAN ANTE MI, DEJO CONSTANCIA DE HABER EFECTUADO LAS MÍNIMAS ACCIONES DE CONTROL Y DEBIDA DILIGENCIA EN MATERIA DE PREVENCIÓN DEL LAVADO DE ACTIVOS, ESPECIALMENTE VINCULADO A LA MINERÍA ILEGAL U OTRAS FORMAS DEL CRIMEN ORGANIZADO, RESPECTO A LAS PARTES INTERVINIENTES EN LA PRESENTE ACTA NOTARIAL; DE LO QUE DOY FE COMO LA <text:s/>DOY QUE ESTA <text:s/>ACTA <text:s/>SE <text:s/>INICIA EN LA <text:s/>FOJA <text:s/>NÚMERO DE SERIE 22; FOLIO DEL REGISTRO NÚMERO [onshow.folioini];</text:p>
      <table:table table:name="Tabla1" table:style-name="Tabla1">
        <table:table-column table:style-name="Tabla1.A" table:number-columns-repeated="2"/>
        <table:table-row>
          <table:table-cell office:value-type="string">
            <text:p text:style-name="P18"/>
            <text:p text:style-name="P24">_________________________________</text:p>
            <text:p text:style-name="P29">[g.nom_firma;block=table:table-row]</text:p>
            <text:p text:style-name="P25">FIRMÓ EL <text:s/><text:span text:style-name="T23">[onshow.fec_letras]</text:span></text:p>
          </table:table-cell>
          <table:table-cell office:value-type="string">
            <text:p text:style-name="P21"/>
            <text:p text:style-name="P20">______________________________</text:p>
            <text:p text:style-name="P26"><text:span text:style-name="T21">[c.nom_firma;block=table:table-row]<text:line-break/></text:span><text:span text:style-name="T24">FIRMÓ EL [onshow.fec_letras]</text:span><text:line-break/></text:p>
          </table:table-cell>
        </table:table-row>
      </table:table>
      <text:p text:style-name="P15"/>
      <text:p text:style-name="P14"><text:span text:style-name="T20">HABIENDO CONCLUIDO LAS FIRMAS E IMPRESIONES DACTILARES HOY </text:span><text:span text:style-name="T12">[onshow.dia]</text:span><text:span text:style-name="T20"> DE DICIEMBRE DEL AÑO DOS MIL QUINCE; DE TODO CUANTO DOY FE.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elawadee" svg:font-family="Leelawadee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join-border="fals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page-number="auto" fo:padding="0cm" fo:border="none" style:shadow="none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5cm" fo:margin-bottom="2cm" fo:margin-left="4.701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aa</meta:initial-creator>
    <meta:creation-date>2013-03-13T13:19:43.45</meta:creation-date>
    <dc:date>2016-01-28T10:33:57.97</dc:date>
    <meta:editing-duration>P3DT5H35M41S</meta:editing-duration>
    <meta:editing-cycles>286</meta:editing-cycles>
    <meta:generator>OpenOffice/4.1.1$Win32 OpenOffice.org_project/411m6$Build-9775</meta:generator>
    <meta:document-statistic meta:table-count="1" meta:image-count="0" meta:object-count="0" meta:page-count="1" meta:paragraph-count="38" meta:word-count="319" meta:character-count="2811"/>
  </office:meta>
</office:document-meta>
</file>